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16800000849EAF1D2BA.svm" manifest:media-type=""/>
  <manifest:file-entry manifest:full-path="Pictures/200000010000116800000849C4F426D1.svm" manifest:media-type=""/>
  <manifest:file-entry manifest:full-path="Pictures/100002010000041F000001F6ABD34729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|c|cccc|}&#10;\cline{1-7}&#10;f_1 &amp; f_0  &amp;&amp;&amp;&amp;&amp; \\&#10;\cline{1-7}&#10;0 &amp; 0 &amp;a&amp;a&amp;b&amp;c&amp;c\\&#10;0&amp; 1 &amp;b&amp;a&amp;b&amp;c&amp;d\\&#10; 1 &amp; 0 &amp;c&amp;a&amp;b&amp;c&amp;c\\&#10;1 &amp; 1 &amp;d&amp;d&amp;b&amp;c&amp;d\\&#10;\cline{1-7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TexMathsArgs="14§latex§\begin{table}&#10;\begin{tabular}{cc|c|cccc|}&#10;\cline{1-7}&#10;f_1 &amp; f_0  &amp;&amp;&amp;&amp;&amp; \\&#10;\cline{1-7}&#10;0 &amp; 0 &amp;a&amp;a&amp;b&amp;c&amp;c\\&#10;0&amp; 1 &amp;b&amp;a&amp;b&amp;c&amp;d\\&#10; 1 &amp; 1 &amp;c&amp;a&amp;b&amp;c&amp;c\\&#10;1 &amp; 0 &amp;d&amp;d&amp;b&amp;c&amp;d\\&#10;\cline{1-7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43cm" svg:height="2.653cm" svg:x="5.548cm" svg:y="0.967cm">
          <draw:image xlink:href="Pictures/200000010000116800000849C4F426D1.svm" xlink:type="simple" xlink:show="embed" xlink:actuate="onLoad">
            <text:p/>
          </draw:image>
        </draw:frame>
        <draw:frame draw:style-name="gr2" draw:text-style-name="P3" draw:layer="layout" svg:width="1.438cm" svg:height="0.582cm" svg:x="0.437cm" svg:y="0.318cm">
          <draw:text-box>
            <text:p text:style-name="P2"><text:span text:style-name="T1">متغیرہ حالات</text:span></text:p>
          </draw:text-box>
        </draw:frame>
        <draw:frame draw:style-name="gr3" draw:layer="layout" svg:width="0.486cm" svg:height="0.308cm" svg:x="1.98cm" svg:y="1.1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124cm" svg:height="0.582cm" svg:x="2.691cm" svg:y="0.288cm">
          <draw:text-box>
            <text:p text:style-name="P2"><text:span text:style-name="T1">درآمدات</text:span></text:p>
          </draw:text-box>
        </draw:frame>
        <draw:frame draw:style-name="gr3" draw:layer="layout" svg:width="0.733cm" svg:height="0.356cm" svg:x="2.161cm" svg:y="0.39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0.181cm" svg:height="1.405cm" draw:transform="rotate (1.5707963267946) translate (2.133cm 0.92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0.798cm" svg:height="0.582cm" svg:x="1.436cm" svg:y="1.013cm">
          <draw:text-box>
            <text:p text:style-name="P2"><text:span text:style-name="T1">حال</text:span></text:p>
          </draw:text-box>
        </draw:frame>
        <draw:frame draw:style-name="gr5" draw:text-style-name="P1" draw:layer="layout" svg:width="2.872cm" svg:height="2.661cm" svg:x="0.741cm" svg:y="0.983cm">
          <draw:image xlink:href="Pictures/200000010000116800000849EAF1D2BA.svm" xlink:type="simple" xlink:show="embed" xlink:actuate="onLoad">
            <text:p/>
          </draw:image>
        </draw:frame>
        <draw:custom-shape draw:style-name="gr6" draw:text-style-name="P1" draw:layer="layout" svg:width="0.334cm" svg:height="0.381cm" svg:x="2.841cm" svg:y="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486cm" svg:height="0.308cm" svg:x="2.419cm" svg:y="1.14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489cm" svg:height="0.312cm" svg:x="2.766cm" svg:y="1.1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486cm" svg:height="0.308cm" svg:x="3.143cm" svg:y="1.14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6" draw:text-style-name="P1" draw:layer="layout" svg:width="0.334cm" svg:height="0.381cm" svg:x="2.446cm" svg:y="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2.072cm" svg:y="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3.236cm" svg:y="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2.079cm" svg:y="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3.243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486cm" svg:height="0.308cm" svg:x="6.817cm" svg:y="1.1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124cm" svg:height="0.582cm" svg:x="7.075cm" svg:y="0.289cm">
          <draw:text-box>
            <text:p text:style-name="P2"><text:span text:style-name="T1">درآمدات</text:span></text:p>
          </draw:text-box>
        </draw:frame>
        <draw:frame draw:style-name="gr3" draw:layer="layout" svg:width="0.733cm" svg:height="0.356cm" svg:x="6.545cm" svg:y="0.3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draw:layer="layout" svg:width="0.181cm" svg:height="1.405cm" draw:transform="rotate (1.5707963267946) translate (6.517cm 0.92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0.798cm" svg:height="0.582cm" svg:x="6.274cm" svg:y="1.014cm">
          <draw:text-box>
            <text:p text:style-name="P2"><text:span text:style-name="T1">حال</text:span></text:p>
          </draw:text-box>
        </draw:frame>
        <draw:custom-shape draw:style-name="gr6" draw:text-style-name="P1" draw:layer="layout" svg:width="0.32cm" svg:height="0.381cm" svg:x="8.026cm" svg:y="2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486cm" svg:height="0.308cm" svg:x="7.211cm" svg:y="1.1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489cm" svg:height="0.312cm" svg:x="7.588cm" svg:y="1.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486cm" svg:height="0.308cm" svg:x="7.952cm" svg:y="1.14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1" draw:layer="layout" svg:width="0.334cm" svg:height="0.381cm" svg:x="7.238cm" svg:y="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6.864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7.62cm" svg:y="2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6.886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8.035cm" svg:y="3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455cm" svg:height="2.12cm" svg:x="1.001cm" svg:y="6.559cm">
          <draw:image xlink:href="Pictures/100002010000041F000001F6ABD34729.png" xlink:type="simple" xlink:show="embed" xlink:actuate="onLoad">
            <text:p/>
          </draw:image>
        </draw:frame>
        <draw:frame draw:style-name="gr7" draw:text-style-name="P1" draw:layer="layout" svg:width="4.455cm" svg:height="2.12cm" svg:x="1.001cm" svg:y="6.559cm">
          <draw:image xlink:href="Pictures/100002010000041F000001F6ABD34729.png" xlink:type="simple" xlink:show="embed" xlink:actuate="onLoad">
            <text:p/>
          </draw:image>
        </draw:frame>
        <draw:frame draw:style-name="gr2" draw:text-style-name="P3" draw:layer="layout" svg:width="1.438cm" svg:height="0.582cm" svg:x="5.215cm" svg:y="0.333cm">
          <draw:text-box>
            <text:p text:style-name="P2"><text:span text:style-name="T1">متغیرہ حالات</text:span></text:p>
          </draw:text-box>
        </draw:frame>
        <draw:custom-shape draw:style-name="gr4" draw:text-style-name="P1" draw:layer="layout" svg:width="0.181cm" svg:height="0.877cm" draw:transform="rotate (1.5707963267946) translate (5.519cm 0.8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181cm" svg:height="0.877cm" draw:transform="rotate (1.5707963267946) translate (0.742cm 0.9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0.79cm" svg:height="0.582cm" svg:x="1.95cm" svg:y="4.098cm">
          <draw:text-box>
            <text:p text:style-name="P2"><text:span text:style-name="T1">الف</text:span></text:p>
          </draw:text-box>
        </draw:frame>
        <draw:frame draw:style-name="gr2" draw:text-style-name="P3" draw:layer="layout" svg:width="0.608cm" svg:height="0.582cm" svg:x="6.878cm" svg:y="4.068cm">
          <draw:text-box>
            <text:p text:style-name="P2"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3T13:39:19</dc:date>
    <dc:creator>kkk </dc:creator>
    <meta:generator>LibreOffice/3.3$Linux LibreOffice_project/330m19$Build-401</meta:generator>
    <meta:editing-duration>PT16H45M8S</meta:editing-duration>
    <meta:editing-cycles>67</meta:editing-cycles>
    <meta:document-statistic meta:object-count="38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10/content.xml><?xml version="1.0" encoding="utf-8"?>
<math xmlns="http://www.w3.org/1998/Math/MathML">
  <semantics>
    <mn>10</mn>
    <annotation encoding="StarMath 5.0">10</annotation>
  </semantics>
</math>
</file>

<file path=Object 2/content.xml><?xml version="1.0" encoding="utf-8"?>
<math xmlns="http://www.w3.org/1998/Math/MathML">
  <semantics>
    <mn>00</mn>
    <annotation encoding="StarMath 5.0">00</annotation>
  </semantics>
</math>
</file>

<file path=Object 3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

<file path=Object 4/content.xml><?xml version="1.0" encoding="utf-8"?>
<math xmlns="http://www.w3.org/1998/Math/MathML">
  <semantics>
    <mn>01</mn>
    <annotation encoding="StarMath 5.0">01</annotation>
  </semantics>
</math>
</file>

<file path=Object 5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

<file path=Object 6/content.xml><?xml version="1.0" encoding="utf-8"?>
<math xmlns="http://www.w3.org/1998/Math/MathML">
  <semantics>
    <mn>01</mn>
    <annotation encoding="StarMath 5.0">01</annotation>
  </semantics>
</math>
</file>

<file path=Object 7/content.xml><?xml version="1.0" encoding="utf-8"?>
<math xmlns="http://www.w3.org/1998/Math/MathML">
  <semantics>
    <mn>11</mn>
    <annotation encoding="StarMath 5.0">11</annotation>
  </semantics>
</math>
</file>

<file path=Object 8/content.xml><?xml version="1.0" encoding="utf-8"?>
<math xmlns="http://www.w3.org/1998/Math/MathML">
  <semantics>
    <mn>10</mn>
    <annotation encoding="StarMath 5.0">10</annotation>
  </semantics>
</math>
</file>

<file path=Object 9/content.xml><?xml version="1.0" encoding="utf-8"?>
<math xmlns="http://www.w3.org/1998/Math/MathML">
  <semantics>
    <mn>11</mn>
    <annotation encoding="StarMath 5.0">11</annotation>
  </semantics>
</math>
</file>